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<text:a xlink:href="mailto:dev@gmail.com" xlink:type="simple">dev@gmail.com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mir</text:p>
          </table:table-cell>
          <table:table-cell office:value-type="string" calcext:value-type="string">
            <text:p><text:span text:style-name="T1"><text:a xlink:href="mailto:amir@gmail" xlink:type="simple">amir@gmail</text:a></text:span><text:span text:style-name="T1">.com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shal</text:p>
          </table:table-cell>
          <table:table-cell office:value-type="string" calcext:value-type="string">
            <text:p><text:a xlink:href="mailto:vishal@gmail.com" xlink:type="simple">vishal@gmail.com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ashmeet</text:p>
          </table:table-cell>
          <table:table-cell office:value-type="string" calcext:value-type="string">
            <text:p><text:a xlink:href="mailto:yash@gmail.com" xlink:type="simple">yash@gmail.com</text:a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<text:a xlink:href="mailto:bottle@gmail.com" xlink:type="simple">bottle@gmail.com</text:a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<text:a xlink:href="mailto:keyboard@gmail.com" xlink:type="simple">keyboard@gmail.com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2T15:28:27.586000000</meta:creation-date>
    <dc:date>2024-08-22T15:30:28.471000000</dc:date>
    <meta:editing-duration>PT2M1S</meta:editing-duration>
    <meta:editing-cycles>2</meta:editing-cycles>
    <meta:generator>LibreOffice/7.5.0.3$Windows_X86_64 LibreOffice_project/c21113d003cd3efa8c53188764377a8272d9d6de</meta:generator>
    <meta:document-statistic meta:table-count="1" meta:cell-count="21" meta:object-count="0"/>
  </office:meta>
</office:document-meta>
</file>